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>
            <text:p>clock</text:p>
          </table:table-cell>
          <table:table-cell office:value-type="float" office:value="1000" calcext:value-type="float">
            <text:p>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te</text:p>
          </table:table-cell>
          <table:table-cell office:value-type="string" calcext:value-type="string">
            <text:p>freq</text:p>
          </table:table-cell>
          <table:table-cell/>
          <table:table-cell office:value-type="string" calcext:value-type="string">
            <text:p>freq</text:p>
          </table:table-cell>
          <table:table-cell office:value-type="string" calcext:value-type="string">
            <text:p>rat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ROUND([.$B$4]/([.A6]+1))" office:value-type="float" office:value="1000" calcext:value-type="float">
            <text:p>10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INT([.$B$4]/([.D6]-1))"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ROUND([.$B$4]/([.A7]+1))" office:value-type="float" office:value="500" calcext:value-type="float">
            <text:p>500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INT([.$B$4]/([.D7]-1))" office:value-type="float" office:value="6" calcext:value-type="float">
            <text:p>6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ROUND([.$B$4]/([.A8]+1))" office:value-type="float" office:value="333" calcext:value-type="float">
            <text:p>33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INT([.$B$4]/([.D8]-1))" office:value-type="float" office:value="5" calcext:value-type="float">
            <text:p>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ROUND([.$B$4]/([.A9]+1))"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INT([.$B$4]/([.D9]-1))" office:value-type="float" office:value="4" calcext:value-type="float">
            <text:p>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ROUND([.$B$4]/([.A10]+1))"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INT([.$B$4]/([.D10]-1))" office:value-type="float" office:value="3" calcext:value-type="float">
            <text:p>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ROUND([.$B$4]/([.A11]+1))" office:value-type="float" office:value="167" calcext:value-type="float">
            <text:p>167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INT([.$B$4]/([.D11]-1))" office:value-type="float" office:value="3" calcext:value-type="float">
            <text:p>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ROUND([.$B$4]/([.A12]+1))" office:value-type="float" office:value="143" calcext:value-type="float">
            <text:p>143</text:p>
          </table:table-cell>
          <table:table-cell/>
          <table:table-cell office:value-type="float" office:value="350" calcext:value-type="float">
            <text:p>350</text:p>
          </table:table-cell>
          <table:table-cell table:formula="of:=INT([.$B$4]/([.D12]-1))" office:value-type="float" office:value="2" calcext:value-type="float">
            <text:p>2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ROUND([.$B$4]/([.A13]+1))" office:value-type="float" office:value="125" calcext:value-type="float">
            <text:p>125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INT([.$B$4]/([.D13]-1))"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ROUND([.$B$4]/([.A14]+1))" office:value-type="float" office:value="111" calcext:value-type="float">
            <text:p>11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INT([.$B$4]/([.D14]-1))" office:value-type="float" office:value="2" calcext:value-type="float">
            <text:p>2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ROUND([.$B$4]/([.A15]+1))" office:value-type="float" office:value="100" calcext:value-type="float">
            <text:p>10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INT([.$B$4]/([.D15]-1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ROUND([.$B$4]/([.A16]+1))" office:value-type="float" office:value="91" calcext:value-type="float">
            <text:p>91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INT([.$B$4]/([.D16]-1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ROUND([.$B$4]/([.A17]+1))" office:value-type="float" office:value="83" calcext:value-type="float">
            <text:p>83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INT([.$B$4]/([.D17]-1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ROUND([.$B$4]/([.A18]+1))" office:value-type="float" office:value="77" calcext:value-type="float">
            <text:p>77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INT([.$B$4]/([.D18]-1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ROUND([.$B$4]/([.A19]+1))" office:value-type="float" office:value="71" calcext:value-type="float">
            <text:p>71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INT([.$B$4]/([.D19]-1))" office:value-type="float" office:value="1" calcext:value-type="float">
            <text:p>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ROUND([.$B$4]/([.A20]+1))" office:value-type="float" office:value="67" calcext:value-type="float">
            <text:p>67</text:p>
          </table:table-cell>
          <table:table-cell/>
          <table:table-cell office:value-type="float" office:value="1100" calcext:value-type="float">
            <text:p>1100</text:p>
          </table:table-cell>
          <table:table-cell table:formula="of:=INT([.$B$4]/([.D20]-1)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ROUND([.$B$4]/([.A21]+1))"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ROUND([.$B$4]/([.A22]+1))" office:value-type="float" office:value="59" calcext:value-type="float">
            <text:p>59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ROUND([.$B$4]/([.A23]+1))" office:value-type="float" office:value="56" calcext:value-type="float">
            <text:p>56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ROUND([.$B$4]/([.A24]+1))" office:value-type="float" office:value="53" calcext:value-type="float">
            <text:p>53</text:p>
          </table:table-cell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ROUND([.$B$4]/([.A25]+1)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ROUND([.$B$4]/([.A26]+1))" office:value-type="float" office:value="48" calcext:value-type="float">
            <text:p>48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.00.0000</text:date>, <text:time style:data-style-name="N2" text:time-value="22:45:24.768507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M43S</meta:editing-duration>
    <meta:editing-cycles>3</meta:editing-cycles>
    <meta:generator>LibreOffice/5.1.4.2$Linux_X86_64 LibreOffice_project/10m0$Build-2</meta:generator>
    <dc:date>2016-12-19T23:05:56.767121214</dc:date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